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352" officeooo:paragraph-rsid="00174352"/>
    </style:style>
    <style:style style:name="P2" style:family="paragraph" style:parent-style-name="Standard">
      <style:text-properties officeooo:rsid="00174352" officeooo:paragraph-rsid="00199e68"/>
    </style:style>
    <style:style style:name="P3" style:family="paragraph" style:parent-style-name="Standard">
      <style:text-properties fo:font-weight="bold" officeooo:rsid="001e80a1" officeooo:paragraph-rsid="001e80a1" style:font-weight-asian="bold" style:font-weight-complex="bold"/>
    </style:style>
    <style:style style:name="P4" style:family="paragraph" style:parent-style-name="Standard">
      <style:text-properties fo:font-weight="bold" officeooo:rsid="0039fc90" officeooo:paragraph-rsid="0039fc90" style:font-weight-asian="bold" style:font-weight-complex="bold"/>
    </style:style>
    <style:style style:name="P5" style:family="paragraph" style:parent-style-name="Standard">
      <style:text-properties officeooo:rsid="00199e68" officeooo:paragraph-rsid="00199e68"/>
    </style:style>
    <style:style style:name="P6" style:family="paragraph" style:parent-style-name="Standard">
      <style:text-properties style:text-underline-style="solid" style:text-underline-width="auto" style:text-underline-color="font-color" officeooo:rsid="00174352" officeooo:paragraph-rsid="00174352"/>
    </style:style>
    <style:style style:name="P7" style:family="paragraph" style:parent-style-name="Standard">
      <style:text-properties style:text-underline-style="solid" style:text-underline-width="auto" style:text-underline-color="font-color" officeooo:rsid="00199e68" officeooo:paragraph-rsid="00199e68"/>
    </style:style>
    <style:style style:name="P8" style:family="paragraph" style:parent-style-name="Standard">
      <style:text-properties officeooo:rsid="001a1851" officeooo:paragraph-rsid="001a1851"/>
    </style:style>
    <style:style style:name="P9" style:family="paragraph" style:parent-style-name="Standard">
      <style:text-properties officeooo:rsid="001b669e" officeooo:paragraph-rsid="001b669e"/>
    </style:style>
    <style:style style:name="P10" style:family="paragraph" style:parent-style-name="Standard">
      <style:text-properties officeooo:rsid="001c8af3" officeooo:paragraph-rsid="001c8af3"/>
    </style:style>
    <style:style style:name="P11" style:family="paragraph" style:parent-style-name="Standard">
      <style:text-properties officeooo:rsid="001e80a1" officeooo:paragraph-rsid="001e80a1"/>
    </style:style>
    <style:style style:name="P12" style:family="paragraph" style:parent-style-name="Standard">
      <style:text-properties fo:color="#3333ff" fo:font-size="12pt" officeooo:rsid="001e80a1" officeooo:paragraph-rsid="001e80a1" fo:background-color="transparent" style:font-size-asian="10.5pt" style:font-size-complex="12pt"/>
    </style:style>
    <style:style style:name="P13" style:family="paragraph" style:parent-style-name="Standard">
      <style:text-properties fo:color="#3333ff" fo:font-size="12pt" officeooo:rsid="00213a5a" officeooo:paragraph-rsid="00213a5a" fo:background-color="transparent" style:font-size-asian="10.5pt" style:font-size-complex="12pt"/>
    </style:style>
    <style:style style:name="P14" style:family="paragraph" style:parent-style-name="Standard">
      <style:text-properties fo:color="#3333ff" fo:font-size="9pt" officeooo:rsid="003ba29d" officeooo:paragraph-rsid="003ba29d" style:font-size-asian="9pt" style:font-size-complex="9pt"/>
    </style:style>
    <style:style style:name="P15" style:family="paragraph" style:parent-style-name="Standard">
      <style:text-properties fo:color="#3333ff" fo:font-size="9pt" officeooo:rsid="003ba29d" officeooo:paragraph-rsid="003ba29d" fo:background-color="#ffff00" style:font-size-asian="9pt" style:font-size-complex="9pt"/>
    </style:style>
    <style:style style:name="P16" style:family="paragraph" style:parent-style-name="Standard">
      <style:text-properties fo:color="#006600" fo:font-size="9pt" officeooo:rsid="0038256e" officeooo:paragraph-rsid="0038256e" style:font-size-asian="9pt" style:font-size-complex="9pt"/>
    </style:style>
    <style:style style:name="P17" style:family="paragraph" style:parent-style-name="Standard">
      <style:text-properties fo:color="#006600" fo:font-size="9pt" officeooo:rsid="00387876" officeooo:paragraph-rsid="00387876" style:font-size-asian="9pt" style:font-size-complex="9pt"/>
    </style:style>
    <style:style style:name="P18" style:family="paragraph" style:parent-style-name="Standard">
      <style:text-properties fo:color="#006600" fo:font-size="9pt" officeooo:rsid="00232f42" officeooo:paragraph-rsid="00232f42" fo:background-color="transparent" style:font-size-asian="9pt" style:font-size-complex="9pt"/>
    </style:style>
    <style:style style:name="P19" style:family="paragraph" style:parent-style-name="Standard">
      <style:text-properties fo:color="#66ff66" officeooo:rsid="00174352" officeooo:paragraph-rsid="00174352" fo:background-color="#000000"/>
    </style:style>
    <style:style style:name="P20" style:family="paragraph" style:parent-style-name="Standard">
      <style:text-properties fo:color="#66ff66" officeooo:rsid="00174352" officeooo:paragraph-rsid="00199e68" fo:background-color="#000000"/>
    </style:style>
    <style:style style:name="P21" style:family="paragraph" style:parent-style-name="Standard">
      <style:text-properties fo:color="#66ff66" officeooo:rsid="001e80a1" officeooo:paragraph-rsid="001e80a1" fo:background-color="#000000"/>
    </style:style>
    <style:style style:name="P22" style:family="paragraph" style:parent-style-name="Standard">
      <style:text-properties fo:color="#66ff66" officeooo:rsid="001b669e" officeooo:paragraph-rsid="001b669e" fo:background-color="#000000"/>
    </style:style>
    <style:style style:name="P23" style:family="paragraph" style:parent-style-name="Standard">
      <style:text-properties fo:color="#66ff66" officeooo:rsid="001c8af3" officeooo:paragraph-rsid="001c8af3" fo:background-color="#000000"/>
    </style:style>
    <style:style style:name="P24" style:family="paragraph" style:parent-style-name="Standard">
      <style:text-properties fo:color="#66ff66" officeooo:rsid="0039fc90" officeooo:paragraph-rsid="0039fc90" fo:background-color="#000000"/>
    </style:style>
    <style:style style:name="P25" style:family="paragraph" style:parent-style-name="Standard">
      <style:text-properties fo:color="#66ff66" style:text-underline-style="none" officeooo:rsid="00174352" officeooo:paragraph-rsid="00174352" fo:background-color="#000000"/>
    </style:style>
    <style:style style:name="P26" style:family="paragraph" style:parent-style-name="Standard">
      <style:text-properties fo:color="#66ff66" fo:font-size="12pt" officeooo:rsid="001c8af3" officeooo:paragraph-rsid="00313560" fo:background-color="#000000" style:font-size-asian="10.5pt" style:font-size-complex="12pt"/>
    </style:style>
    <style:style style:name="P27" style:family="paragraph" style:parent-style-name="Standard">
      <style:text-properties fo:color="#66ff66" fo:font-size="12pt" officeooo:rsid="003ce65d" officeooo:paragraph-rsid="003ce65d" fo:background-color="#000000" style:font-size-asian="10.5pt" style:font-size-complex="12pt"/>
    </style:style>
    <style:style style:name="P28" style:family="paragraph" style:parent-style-name="Standard">
      <style:text-properties fo:font-weight="normal" officeooo:rsid="001e80a1" officeooo:paragraph-rsid="001e80a1" style:font-weight-asian="normal" style:font-weight-complex="normal"/>
    </style:style>
    <style:style style:name="P29" style:family="paragraph" style:parent-style-name="Standard">
      <style:text-properties fo:font-weight="normal" officeooo:rsid="0039fc90" officeooo:paragraph-rsid="0039fc90" style:font-weight-asian="normal" style:font-weight-complex="normal"/>
    </style:style>
    <style:style style:name="P30" style:family="paragraph" style:parent-style-name="Standard">
      <style:text-properties fo:font-weight="normal" officeooo:rsid="003ba29d" officeooo:paragraph-rsid="003ba29d" style:font-weight-asian="normal" style:font-weight-complex="normal"/>
    </style:style>
    <style:style style:name="P31" style:family="paragraph" style:parent-style-name="Standard">
      <style:text-properties fo:color="#000000" fo:font-size="12pt" officeooo:rsid="001e80a1" officeooo:paragraph-rsid="001e80a1" fo:background-color="transparent" style:font-size-asian="10.5pt" style:font-size-complex="12pt"/>
    </style:style>
    <style:style style:name="P32" style:family="paragraph" style:parent-style-name="Standard">
      <style:text-properties fo:color="#000000" fo:font-size="12pt" officeooo:rsid="001e80a1" officeooo:paragraph-rsid="00213a5a" fo:background-color="transparent" style:font-size-asian="10.5pt" style:font-size-complex="12pt"/>
    </style:style>
    <style:style style:name="P33" style:family="paragraph" style:parent-style-name="Standard">
      <style:text-properties fo:color="#000000" fo:font-size="12pt" officeooo:rsid="00213a5a" officeooo:paragraph-rsid="00213a5a" fo:background-color="transparent" style:font-size-asian="10.5pt" style:font-size-complex="12pt"/>
    </style:style>
    <style:style style:name="P34" style:family="paragraph" style:parent-style-name="Standard">
      <style:text-properties fo:color="#000000" fo:font-size="12pt" officeooo:rsid="00232f42" officeooo:paragraph-rsid="00232f42" fo:background-color="transparent" style:font-size-asian="10.5pt" style:font-size-complex="12pt"/>
    </style:style>
    <style:style style:name="P35" style:family="paragraph" style:parent-style-name="Standard">
      <style:text-properties fo:color="#000000" fo:font-size="12pt" officeooo:rsid="00256176" officeooo:paragraph-rsid="00256176" fo:background-color="transparent" style:font-size-asian="10.5pt" style:font-size-complex="12pt"/>
    </style:style>
    <style:style style:name="P36" style:family="paragraph" style:parent-style-name="Standard">
      <style:text-properties fo:color="#000000" fo:font-size="12pt" officeooo:rsid="00275a4c" officeooo:paragraph-rsid="00275a4c" fo:background-color="transparent" style:font-size-asian="10.5pt" style:font-size-complex="12pt"/>
    </style:style>
    <style:style style:name="P37" style:family="paragraph" style:parent-style-name="Standard">
      <style:text-properties fo:color="#000000" fo:font-size="12pt" officeooo:rsid="002abd7a" officeooo:paragraph-rsid="002abd7a" fo:background-color="transparent" style:font-size-asian="10.5pt" style:font-size-complex="12pt"/>
    </style:style>
    <style:style style:name="P38" style:family="paragraph" style:parent-style-name="Standard">
      <style:text-properties fo:color="#000000" fo:font-size="12pt" officeooo:rsid="002e0ea2" officeooo:paragraph-rsid="002e0ea2" fo:background-color="transparent" style:font-size-asian="10.5pt" style:font-size-complex="12pt"/>
    </style:style>
    <style:style style:name="P39" style:family="paragraph" style:parent-style-name="Standard">
      <style:text-properties fo:color="#000000" fo:font-size="12pt" officeooo:rsid="00313560" officeooo:paragraph-rsid="00313560" fo:background-color="transparent" style:font-size-asian="10.5pt" style:font-size-complex="12pt"/>
    </style:style>
    <style:style style:name="P40" style:family="paragraph" style:parent-style-name="Standard">
      <style:text-properties fo:color="#000000" fo:font-size="12pt" officeooo:rsid="003ba29d" officeooo:paragraph-rsid="003ba29d" fo:background-color="transparent" style:font-size-asian="10.5pt" style:font-size-complex="12pt"/>
    </style:style>
    <style:style style:name="P41" style:family="paragraph" style:parent-style-name="Standard">
      <style:text-properties fo:color="#000000" fo:font-size="12pt" officeooo:rsid="003ce65d" officeooo:paragraph-rsid="003ce65d" fo:background-color="transparent" style:font-size-asian="10.5pt" style:font-size-complex="12pt"/>
    </style:style>
    <style:style style:name="P42" style:family="paragraph" style:parent-style-name="Standard">
      <style:text-properties fo:color="#000000" fo:font-size="12pt" fo:font-weight="bold" officeooo:rsid="002e0ea2" officeooo:paragraph-rsid="002e0ea2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text-properties fo:color="#000000" fo:font-size="12pt" officeooo:rsid="001e80a1" officeooo:paragraph-rsid="001e80a1" fo:background-color="#ffff00" style:font-size-asian="10.5pt" style:font-size-complex="12pt"/>
    </style:style>
    <style:style style:name="P44" style:family="paragraph" style:parent-style-name="Standard">
      <style:text-properties fo:color="#000000" fo:font-size="12pt" style:text-underline-style="solid" style:text-underline-width="auto" style:text-underline-color="font-color" officeooo:rsid="0026deb4" officeooo:paragraph-rsid="0026deb4" fo:background-color="transparent" style:font-size-asian="10.5pt" style:font-size-complex="12pt"/>
    </style:style>
    <style:style style:name="P45" style:family="paragraph" style:parent-style-name="Standard">
      <style:text-properties fo:color="#000000" fo:font-size="9pt" officeooo:rsid="001e80a1" officeooo:paragraph-rsid="001e80a1" fo:background-color="transparent" style:font-size-asian="9pt" style:font-size-complex="9pt"/>
    </style:style>
    <style:style style:name="P46" style:family="paragraph" style:parent-style-name="Standard">
      <style:text-properties fo:color="#000000" fo:font-size="9pt" officeooo:rsid="001e80a1" officeooo:paragraph-rsid="00275a4c" fo:background-color="transparent" style:font-size-asian="9pt" style:font-size-complex="9pt"/>
    </style:style>
    <style:style style:name="P47" style:family="paragraph" style:parent-style-name="Standard">
      <style:text-properties fo:color="#000000" fo:font-size="9pt" officeooo:rsid="0026deb4" officeooo:paragraph-rsid="0026deb4" fo:background-color="transparent" style:font-size-asian="9pt" style:font-size-complex="9pt"/>
    </style:style>
    <style:style style:name="P48" style:family="paragraph" style:parent-style-name="Standard">
      <style:text-properties fo:color="#000000" fo:font-size="9pt" officeooo:rsid="002abd7a" officeooo:paragraph-rsid="002abd7a" fo:background-color="transparent" style:font-size-asian="9pt" style:font-size-complex="9pt"/>
    </style:style>
    <style:style style:name="P49" style:family="paragraph" style:parent-style-name="Standard">
      <style:text-properties fo:color="#000000" fo:font-size="9pt" officeooo:rsid="002c8cd6" officeooo:paragraph-rsid="002c8cd6" fo:background-color="transparent" style:font-size-asian="9pt" style:font-size-complex="9pt"/>
    </style:style>
    <style:style style:name="P50" style:family="paragraph" style:parent-style-name="Standard">
      <style:text-properties fo:color="#000000" fo:font-size="9pt" officeooo:rsid="003ce65d" officeooo:paragraph-rsid="003ce65d" fo:background-color="transparent" style:font-size-asian="9pt" style:font-size-complex="9pt"/>
    </style:style>
    <style:style style:name="P51" style:family="paragraph" style:parent-style-name="Standard">
      <style:text-properties fo:color="#000000" fo:font-size="9pt" officeooo:rsid="0026deb4" officeooo:paragraph-rsid="0026deb4" fo:background-color="#ffff00" style:font-size-asian="9pt" style:font-size-complex="9pt"/>
    </style:style>
    <style:style style:name="P52" style:family="paragraph" style:parent-style-name="Standard">
      <style:text-properties fo:color="#000000" fo:font-size="9pt" officeooo:rsid="002abd7a" officeooo:paragraph-rsid="002abd7a" fo:background-color="#ffff00" style:font-size-asian="9pt" style:font-size-complex="9pt"/>
    </style:style>
    <style:style style:name="P53" style:family="paragraph" style:parent-style-name="Standard">
      <style:text-properties fo:color="#000000" fo:font-size="9pt" officeooo:rsid="002c8cd6" officeooo:paragraph-rsid="002c8cd6" fo:background-color="#ffff00" style:font-size-asian="9pt" style:font-size-complex="9pt"/>
    </style:style>
    <style:style style:name="P54" style:family="paragraph" style:parent-style-name="Standard">
      <style:text-properties fo:color="#000000" fo:font-size="9pt" officeooo:rsid="002e0ea2" officeooo:paragraph-rsid="002e0ea2" fo:background-color="#ffff00" style:font-size-asian="9pt" style:font-size-complex="9pt"/>
    </style:style>
    <style:style style:name="P55" style:family="paragraph" style:parent-style-name="Standard">
      <style:text-properties fo:font-size="14pt" fo:font-weight="bold" officeooo:rsid="00174352" officeooo:paragraph-rsid="00174352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cc0000" fo:font-weight="bold" officeooo:rsid="001e80a1" officeooo:paragraph-rsid="001e80a1" style:font-weight-asian="bold" style:font-weight-complex="bold"/>
    </style:style>
    <style:style style:name="P57" style:family="paragraph" style:parent-style-name="Standard">
      <style:text-properties fo:color="#cc0000" fo:font-weight="bold" officeooo:rsid="0039fc90" officeooo:paragraph-rsid="0039fc90" style:font-weight-asian="bold" style:font-weight-complex="bold"/>
    </style:style>
    <style:style style:name="P58" style:family="paragraph" style:parent-style-name="Standard">
      <style:text-properties fo:color="#cc0000" fo:font-size="12pt" fo:font-weight="bold" officeooo:rsid="00232f42" officeooo:paragraph-rsid="00232f42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text-properties fo:color="#cc0000" fo:font-size="12pt" fo:font-weight="bold" officeooo:rsid="002ff4bb" officeooo:paragraph-rsid="002ff4bb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text-properties fo:color="#cc0000" fo:font-size="12pt" fo:font-weight="bold" officeooo:rsid="002e0ea2" officeooo:paragraph-rsid="002e0ea2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text-properties fo:color="#000000" fo:font-size="9pt" officeooo:rsid="002abd7a" officeooo:paragraph-rsid="0041413d" fo:background-color="#ffff00" style:font-size-asian="9pt" style:font-size-complex="9pt"/>
    </style:style>
    <style:style style:name="P62" style:family="paragraph" style:parent-style-name="Standard">
      <style:text-properties fo:color="#000000" fo:font-size="9pt" officeooo:rsid="002abd7a" officeooo:paragraph-rsid="0041413d" fo:background-color="transparent" style:font-size-asian="9pt" style:font-size-complex="9pt"/>
    </style:style>
    <style:style style:name="T1" style:family="text">
      <style:text-properties officeooo:rsid="00199e68"/>
    </style:style>
    <style:style style:name="T2" style:family="text">
      <style:text-properties officeooo:rsid="001a1851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41413d" fo:background-color="#ffff00" loext:char-shading-value="0"/>
    </style:style>
    <style:style style:name="T5" style:family="text">
      <style:text-properties officeooo:rsid="001e80a1"/>
    </style:style>
    <style:style style:name="T6" style:family="text">
      <style:text-properties fo:color="#66ff66" fo:background-color="#000000" loext:char-shading-value="0"/>
    </style:style>
    <style:style style:name="T7" style:family="text">
      <style:text-properties style:text-underline-style="none" officeooo:rsid="00199e68"/>
    </style:style>
    <style:style style:name="T8" style:family="text">
      <style:text-properties style:text-underline-style="none" officeooo:rsid="001a1851"/>
    </style:style>
    <style:style style:name="T9" style:family="text">
      <style:text-properties officeooo:rsid="001fd8e8"/>
    </style:style>
    <style:style style:name="T10" style:family="text">
      <style:text-properties style:use-window-font-color="true" fo:background-color="transparent" loext:char-shading-value="0"/>
    </style:style>
    <style:style style:name="T11" style:family="text">
      <style:text-properties style:use-window-font-color="true" officeooo:rsid="0024aa93" fo:background-color="transparent" loext:char-shading-value="0"/>
    </style:style>
    <style:style style:name="T12" style:family="text">
      <style:text-properties officeooo:rsid="0024aa93"/>
    </style:style>
    <style:style style:name="T13" style:family="text">
      <style:text-properties officeooo:rsid="00256176"/>
    </style:style>
    <style:style style:name="T14" style:family="text">
      <style:text-properties officeooo:rsid="0026a995"/>
    </style:style>
    <style:style style:name="T15" style:family="text">
      <style:text-properties officeooo:rsid="00292ac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fde5d"/>
    </style:style>
    <style:style style:name="T18" style:family="text">
      <style:text-properties officeooo:rsid="002fde5d"/>
    </style:style>
    <style:style style:name="T19" style:family="text">
      <style:text-properties officeooo:rsid="003c4cea"/>
    </style:style>
    <style:style style:name="T20" style:family="text">
      <style:text-properties officeooo:rsid="004141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2">How To Make A New </text:span>Angular Project</text:p>
      <text:p text:style-name="P1"/>
      <text:p text:style-name="P56">CREATING THE APPLICATION</text:p>
      <text:p text:style-name="P1"/>
      <text:p text:style-name="P19"><text:span text:style-name="T2">cd </text:span>/<text:span text:style-name="T1">var/www</text:span></text:p>
      <text:p text:style-name="P20">ng new <text:span text:style-name="T1">MarkdownNotebook</text:span> --routing</text:p>
      <text:p text:style-name="P20">cd <text:s/><text:span text:style-name="T1">MarkdownNotebook</text:span></text:p>
      <text:p text:style-name="P2"/>
      <text:p text:style-name="P1"><text:span text:style-name="T6">ng serve</text:span> <text:span text:style-name="T1">(its ok to try this, but we won’t use it)</text:span></text:p>
      <text:p text:style-name="P1"/>
      <text:p text:style-name="P1"/>
      <text:p text:style-name="P25"><text:span text:style-name="T5">sudo nano </text:span>/<text:span text:style-name="T1">etc/hosts</text:span></text:p>
      <text:p text:style-name="P6"/>
      <text:p text:style-name="P16">127.0.0.1 <text:s text:c="6"/>markdownnotebook</text:p>
      <text:p text:style-name="P16">127.0.0.1 <text:s text:c="6"/>markdownnotebookapi</text:p>
      <text:p text:style-name="P11"/>
      <text:p text:style-name="P21">sudo nano <text:span text:style-name="T7">/etc/apache2/sites-available/0</text:span><text:span text:style-name="T8">0</text:span><text:span text:style-name="T7">0-default.conf</text:span></text:p>
      <text:p text:style-name="P7"/>
      <text:p text:style-name="P17">#/////////////////////// MARKDOWN NOTEBOOK ////////////////////////////////</text:p>
      <text:p text:style-name="P17"/>
      <text:p text:style-name="P17">&lt;VirtualHost *:80&gt;</text:p>
      <text:p text:style-name="P17"><text:s text:c="4"/>DocumentRoot /var/www/MarkdownNotebook/dist/MarkdownNotebook</text:p>
      <text:p text:style-name="P17"><text:s text:c="4"/>ServerName markdownnotebook</text:p>
      <text:p text:style-name="P17"><text:s text:c="4"/>&lt;Directory "/var/www/MarkdownNotebook/dist/MarkdownNotebook"&gt;</text:p>
      <text:p text:style-name="P17"><text:s text:c="8"/>Order allow,deny</text:p>
      <text:p text:style-name="P17"><text:s text:c="8"/>Allow from all</text:p>
      <text:p text:style-name="P17"><text:s text:c="8"/>AllowOverride All</text:p>
      <text:p text:style-name="P17"><text:s text:c="4"/>&lt;/Directory&gt;</text:p>
      <text:p text:style-name="P17">&lt;/VirtualHost&gt;</text:p>
      <text:p text:style-name="P17"/>
      <text:p text:style-name="P17">&lt;VirtualHost *:80&gt;</text:p>
      <text:p text:style-name="P17"><text:s text:c="4"/>DocumentRoot /var/www/MarkdownNotebook/API</text:p>
      <text:p text:style-name="P17"><text:s text:c="4"/>ServerName markdownnotebookapi</text:p>
      <text:p text:style-name="P17"><text:s text:c="4"/>&lt;Directory "/var/www/MarkdownNotebook/API"&gt;</text:p>
      <text:p text:style-name="P17"><text:s text:c="8"/>Order allow,deny</text:p>
      <text:p text:style-name="P17"><text:s text:c="8"/>Allow from all</text:p>
      <text:p text:style-name="P17"><text:s text:c="8"/>AllowOverride All</text:p>
      <text:p text:style-name="P17"><text:s text:c="4"/>&lt;/Directory&gt;</text:p>
      <text:p text:style-name="P17">&lt;/VirtualHost&gt;</text:p>
      <text:p text:style-name="P5"/>
      <text:p text:style-name="P8">(you have to restart Apache to get the configuration changes)</text:p>
      <text:p text:style-name="P22">sudo service apache2 restart</text:p>
      <text:p text:style-name="P9"/>
      <text:p text:style-name="P23">ng build <text:s/>--watch<text:span text:style-name="T10"> </text:span><text:span text:style-name="T11">(doing ng build –prod –watch will uglify and stuff)</text:span></text:p>
      <text:p text:style-name="P9"><text:a xlink:type="simple" xlink:href="http://MarkdownNotebook/" text:style-name="Internet_20_link" text:visited-style-name="Visited_20_Internet_20_Link"/></text:p>
      <text:p text:style-name="P9"><text:a xlink:type="simple" xlink:href="http://MarkdownNotebook/" text:style-name="Internet_20_link" text:visited-style-name="Visited_20_Internet_20_Link"><text:span text:style-name="T2">http://MarkdownNotebook</text:span></text:a><text:span text:style-name="T2"> should now work\</text:span></text:p>
      <text:p text:style-name="P9"/>
      <text:p text:style-name="P57">GENERATE ROUTING COMPONENT</text:p>
      <text:p text:style-name="P4"/>
      <text:p text:style-name="P24">ng generate module app-routing --flat --module=app</text:p>
      <text:p text:style-name="P9"/>
      <text:p text:style-name="P56">CREATING A COMPONENT</text:p>
      <text:p text:style-name="P9"/>
      <text:p text:style-name="P23">ng generate component home</text:p>
      <text:p text:style-name="P10"><text:soft-page-break/></text:p>
      <text:p text:style-name="P56">ROUTING – ADDING A ROUTE</text:p>
      <text:p text:style-name="P3"/>
      <text:p text:style-name="P30">The CLI does not help much <text:span text:style-name="T19">with routing. <text:s/>It is all manual</text:span>. <text:s/>This page describes how to get the router set up.</text:p>
      <text:p text:style-name="P29"><text:a xlink:type="simple" xlink:href="https://angular.io/tutorial/toh-pt5" text:style-name="Internet_20_link" text:visited-style-name="Visited_20_Internet_20_Link">https://angular.io/tutorial/toh-pt5</text:a></text:p>
      <text:p text:style-name="P29"/>
      <text:p text:style-name="P28"><text:span text:style-name="T9">I</text:span>n src/app/app-routing.module.ts</text:p>
      <text:p text:style-name="P10"/>
      <text:p text:style-name="P14">import { NgModule } from '@angular/core';</text:p>
      <text:p text:style-name="P14">import { CommonModule } from '@angular/common';</text:p>
      <text:p text:style-name="P14">import { Routes, RouterModule } from '@angular/router';</text:p>
      <text:p text:style-name="P14"/>
      <text:p text:style-name="P15">import { HomeComponent } <text:s text:c="5"/>from './home/home.component';</text:p>
      <text:p text:style-name="P14"/>
      <text:p text:style-name="P14">const routes: Routes = [</text:p>
      <text:p text:style-name="P14"><text:s text:c="2"/><text:span text:style-name="T3">{ path: 'home', component: HomeComponent }</text:span></text:p>
      <text:p text:style-name="P14">];</text:p>
      <text:p text:style-name="P14"/>
      <text:p text:style-name="P14">@NgModule({</text:p>
      <text:p text:style-name="P14"><text:s text:c="2"/>imports: [RouterModule.forRoot(routes)],</text:p>
      <text:p text:style-name="P14"><text:s text:c="2"/>exports: [RouterModule]</text:p>
      <text:p text:style-name="P14">})</text:p>
      <text:p text:style-name="P14">export class AppRoutingModule { }</text:p>
      <text:p text:style-name="P31"/>
      <text:p text:style-name="P32">In src/app/app.component.html – </text:p>
      <text:p text:style-name="P32"/>
      <text:p text:style-name="P40">Add this</text:p>
      <text:p text:style-name="P13">&lt;router-outlet&gt;&lt;/router-outlet&gt;</text:p>
      <text:p text:style-name="P13"/>
      <text:p text:style-name="P33">Just add a link</text:p>
      <text:p text:style-name="P12">&lt;a routerLink="/home"&gt;Heroes&lt;/a&gt;</text:p>
      <text:p text:style-name="P31"/>
      <text:p text:style-name="P33">Now if you click the link, the component home should route into the outlet.</text:p>
      <text:p text:style-name="P31"/>
      <text:p text:style-name="P58">GETTING RELOAD TO WORK</text:p>
      <text:p text:style-name="P34"/>
      <text:p text:style-name="P34">create an .htaccess file in /<text:span text:style-name="T13">src</text:span> and put this in it</text:p>
      <text:p text:style-name="P34"/>
      <text:p text:style-name="P18">&lt;IfModule mod_rewrite.c&gt;</text:p>
      <text:p text:style-name="P18"><text:s text:c="4"/>RewriteEngine On</text:p>
      <text:p text:style-name="P18"><text:s text:c="4"/>RewriteBase /</text:p>
      <text:p text:style-name="P18"><text:s text:c="4"/>RewriteCond %{REQUEST_FILENAME} !-f</text:p>
      <text:p text:style-name="P18"><text:s text:c="4"/>RewriteCond %{REQUEST_FILENAME} !-d</text:p>
      <text:p text:style-name="P18"><text:s text:c="4"/>RewriteRule . /index.html [L]</text:p>
      <text:p text:style-name="P18">&lt;/IfModule&gt;</text:p>
      <text:p text:style-name="P45"/>
      <text:p text:style-name="P35">You also have to put a line in the angular.json file so that it puts the .htaccess into the /dist/MarkdownNotebook folder, where the <text:span text:style-name="T14">served up</text:span> source is.</text:p>
      <text:p text:style-name="P31"/>
      <text:p text:style-name="P50">{</text:p>
      <text:p text:style-name="P50"><text:s text:c="2"/>"projects": {</text:p>
      <text:p text:style-name="P50"><text:s text:c="4"/>"MarkdownNotebook": {</text:p>
      <text:p text:style-name="P50"><text:s text:c="6"/>"architect": {</text:p>
      <text:p text:style-name="P50"><text:s text:c="8"/>"build": {</text:p>
      <text:p text:style-name="P50"><text:s text:c="10"/>"options": {</text:p>
      <text:p text:style-name="P50"><text:soft-page-break/><text:s text:c="12"/>"assets": [</text:p>
      <text:p text:style-name="P50"><text:s text:c="14"/>"src/favicon.ico",</text:p>
      <text:p text:style-name="P50"><text:s text:c="14"/>"src/assets", </text:p>
      <text:p text:style-name="P50"><text:s text:c="14"/><text:span text:style-name="T3">"src/.htaccess"</text:span></text:p>
      <text:p text:style-name="P50"><text:s text:c="12"/>],</text:p>
      <text:p text:style-name="P31"/>
      <text:p text:style-name="P41">It won’t work during build watch, even if you make a change. <text:s/>You have to stop and rebuild.</text:p>
      <text:p text:style-name="P41"/>
      <text:p text:style-name="P27">ng build –watch</text:p>
      <text:p text:style-name="P41"/>
      <text:p text:style-name="P59">DATA SERVICE FOR AN API</text:p>
      <text:p text:style-name="P31"/>
      <text:p text:style-name="P26">ng generate service data</text:p>
      <text:p text:style-name="P39"/>
      <text:p text:style-name="P44">in app.module.ts</text:p>
      <text:p text:style-name="P31"/>
      <text:p text:style-name="P51">import { HttpClientModule } from '@angular/common/http';</text:p>
      <text:p text:style-name="P47"><text:s text:c="2"/>imports: [</text:p>
      <text:p text:style-name="P47"><text:s text:c="4"/><text:span text:style-name="T3">HttpClientModule, </text:span></text:p>
      <text:p text:style-name="P47"><text:s text:c="2"/>],</text:p>
      <text:p text:style-name="P31"/>
      <text:p text:style-name="P36"><text:span text:style-name="T16">in dataservice.service.ts </text:span><text:span text:style-name="T15">(in this case, the @injectable is provided in “root”, which was the default)</text:span></text:p>
      <text:p text:style-name="P46"/>
      <text:p text:style-name="P49">import { Injectable } from '@angular/core';</text:p>
      <text:p text:style-name="P53">import { HttpClient } from '@angular/common/http';</text:p>
      <text:p text:style-name="P49">@Injectable({</text:p>
      <text:p text:style-name="P49"><text:s text:c="2"/>providedIn: 'root'</text:p>
      <text:p text:style-name="P49">})</text:p>
      <text:p text:style-name="P49">export class DataserviceService {</text:p>
      <text:p text:style-name="P49"><text:s text:c="2"/>constructor(<text:span text:style-name="T3">private http: HttpClient</text:span>) { }</text:p>
      <text:p text:style-name="P53"><text:s text:c="2"/>APIURL = 'http://phpwikiapi';</text:p>
      <text:p text:style-name="P53"><text:s text:c="2"/>getFolders() {</text:p>
      <text:p text:style-name="P53"><text:s text:c="4"/>return this.http.get(this.APIURL + "/folders");</text:p>
      <text:p text:style-name="P53"><text:s text:c="2"/>}</text:p>
      <text:p text:style-name="P49">}</text:p>
      <text:p text:style-name="P45"/>
      <text:p text:style-name="P37"><text:span text:style-name="T16">in reader.component.ts</text:span> (the component that is calling the dataservice)</text:p>
      <text:p text:style-name="P37"/>
      <text:p text:style-name="P48">import { Component, OnInit } from '@angular/core';</text:p>
      <text:p text:style-name="P61">i<text:span text:style-name="T20">import { DataService } from "../data.service";</text:span></text:p>
      <text:p text:style-name="P48">@Component({</text:p>
      <text:p text:style-name="P48"><text:s text:c="2"/>selector: 'app-reader',</text:p>
      <text:p text:style-name="P48"><text:s text:c="2"/>templateUrl: './reader.component.html',</text:p>
      <text:p text:style-name="P48"><text:s text:c="2"/>styleUrls: ['./reader.component.css']</text:p>
      <text:p text:style-name="P48">})</text:p>
      <text:p text:style-name="P48">export class ReaderComponent implements OnInit {</text:p>
      <text:p text:style-name="P48"><text:s text:c="2"/>myData:any;</text:p>
      <text:p text:style-name="P62"><text:s text:c="2"/>constructor(<text:span text:style-name="T3">private dataService: </text:span><text:span text:style-name="T4">DataService</text:span>) { }</text:p>
      <text:p text:style-name="P48"><text:s text:c="2"/>ngOnInit() {</text:p>
      <text:p text:style-name="P48"><text:s text:c="4"/>this.doThingy();</text:p>
      <text:p text:style-name="P48"><text:s text:c="2"/>}</text:p>
      <text:p text:style-name="P48"><text:s text:c="2"/>doThingy(){</text:p>
      <text:p text:style-name="P52"><text:s text:c="4"/>this.dataService.getFolders()</text:p>
      <text:p text:style-name="P52"><text:s text:c="4"/>.subscribe((data: any) =&gt; this.myData = data);</text:p>
      <text:p text:style-name="P48"><text:s text:c="2"/>}</text:p>
      <text:p text:style-name="P48">}</text:p>
      <text:p text:style-name="P31"/>
      <text:p text:style-name="P31"/>
      <text:p text:style-name="P60">FORMS MODULE</text:p>
      <text:p text:style-name="P42"><text:soft-page-break/></text:p>
      <text:p text:style-name="P38"><text:span text:style-name="T17">in app.module.ts</text:span><text:span text:style-name="T18"> </text:span>ngModel only works on inputs (with a value) and only when you import the Forms Module</text:p>
      <text:p text:style-name="P38"/>
      <text:p text:style-name="P54">import { FormsModule, ReactiveFormsModule } from '@angular/forms';</text:p>
      <text:p text:style-name="P43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7:50:52.712449287</meta:creation-date>
    <dc:date>2018-07-14T17:27:22.692261924</dc:date>
    <meta:editing-duration>PT4H22M59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482" meta:character-count="4034" meta:non-whitespace-character-count="3399"/>
  </office:meta>
</office:document-meta>
</file>